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2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0.539in"/>
    </style:style>
    <style:style style:name="co17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0.7102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3756in"/>
    </style:style>
    <style:style style:name="co21" style:family="table-column">
      <style:table-column-properties fo:break-before="auto" style:column-width="0.2035in"/>
    </style:style>
    <style:style style:name="co22" style:family="table-column">
      <style:table-column-properties fo:break-before="auto" style:column-width="1.5437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2047in"/>
    </style:style>
    <style:style style:name="co25" style:family="table-column">
      <style:table-column-properties fo:break-before="auto" style:column-width="0.196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21"/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42"/>
        <table:table-column table:style-name="co14" table:default-cell-style-name="ce35"/>
        <table:table-column table:style-name="co15" table:default-cell-style-name="ce48"/>
        <table:table-column table:style-name="co16" table:default-cell-style-name="ce38"/>
        <table:table-column table:style-name="co17" table:default-cell-style-name="ce54"/>
        <table:table-column table:style-name="co16" table:default-cell-style-name="ce57"/>
        <table:table-column table:style-name="co18" table:default-cell-style-name="ce77"/>
        <table:table-column table:style-name="co19" table:default-cell-style-name="ce61"/>
        <table:table-column table:style-name="co5" table:default-cell-style-name="ce8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37" table:default-cell-style-name="ce2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max_post_</text:p>
            <text:p>per_thread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eny</text:p>
            <text:p>F1</text:p>
          </table:table-cell>
          <table:table-cell table:style-name="ce33" office:value-type="string" calcext:value-type="string">
            <text:p>Stance</text:p>
            <text:p>F1</text:p>
          </table:table-cell>
          <table:table-cell table:style-name="ce46" office:value-type="string" calcext:value-type="string">
            <text:p>Rescaled</text:p>
            <text:p>Stance F1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125" calcext:value-type="float">
            <text:p>0.125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 table:style-name="Default"/>
          <table:table-cell table:style-name="ce40" table:formula="of:=[$Results_01_12.E4]" office:value-type="float" office:value="0" calcext:value-type="float">
            <text:p>0.0000</text:p>
          </table:table-cell>
          <table:table-cell table:style-name="ce34" table:formula="of:=[$Results_01_12.E8]" office:value-type="float" office:value="0.6914" calcext:value-type="float">
            <text:p>0.6914</text:p>
          </table:table-cell>
          <table:table-cell table:style-name="ce47" table:formula="of:=([.Q2]-0.2)*5/4" office:value-type="float" office:value="0.61425" calcext:value-type="float">
            <text:p>0.6143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E13]" office:value-type="float" office:value="0.6653" calcext:value-type="float">
            <text:p>0.6653</text:p>
          </table:table-cell>
          <table:table-cell table:style-name="ce56" table:formula="of:=[$Results_01_12.E14]" office:value-type="percentage" office:value="0.681" calcext:value-type="percentage">
            <text:p>68.1%</text:p>
          </table:table-cell>
          <table:table-cell table:formula="of:=2*[.Q2]*[.T2]/([.Q2]+[.T2])" office:value-type="float" office:value="0.678098945971844" calcext:value-type="float">
            <text:p>0.6781</text:p>
          </table:table-cell>
          <table:table-cell table:formula="of:=2*[.R2]*[.T2]/([.R2]+[.T2])" office:value-type="float" office:value="0.638756633191356" calcext:value-type="float">
            <text:p>0.6388</text:p>
          </table:table-cell>
          <table:table-cell/>
          <table:table-cell table:style-name="ce84" office:value-type="string" calcext:value-type="string" table:number-columns-spanned="1" table:number-rows-spanned="3">
            <text:p>Lost model, </text:p>
            <text:p>stance acc </text:p>
            <text:p>results for these 3</text:p>
          </table:table-cell>
          <table:table-cell/>
          <table:table-cell table:style-name="ce86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25" calcext:value-type="float">
            <text:p>0.250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K4]" office:value-type="float" office:value="0" calcext:value-type="float">
            <text:p>0.0000</text:p>
          </table:table-cell>
          <table:table-cell table:style-name="ce34" table:formula="of:=[$Results_01_12.K8]" office:value-type="float" office:value="0.6661" calcext:value-type="float">
            <text:p>0.6661</text:p>
          </table:table-cell>
          <table:table-cell table:style-name="ce47" table:formula="of:=([.Q3]-0.2)*5/4" office:value-type="float" office:value="0.582625" calcext:value-type="float">
            <text:p>0.5826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K13]" office:value-type="float" office:value="0.6856" calcext:value-type="float">
            <text:p>0.6856</text:p>
          </table:table-cell>
          <table:table-cell table:style-name="ce56" table:formula="of:=[$Results_01_12.K14]" office:value-type="percentage" office:value="0.671" calcext:value-type="percentage">
            <text:p>67.1%</text:p>
          </table:table-cell>
          <table:table-cell table:formula="of:=2*[.Q3]*[.T3]/([.Q3]+[.T3])" office:value-type="float" office:value="0.675709343789302" calcext:value-type="float">
            <text:p>0.6757</text:p>
          </table:table-cell>
          <table:table-cell table:formula="of:=2*[.R3]*[.T3]/([.R3]+[.T3])" office:value-type="float" office:value="0.62993191271265" calcext:value-type="float">
            <text:p>0.6299</text:p>
          </table:table-cell>
          <table:table-cell/>
          <table:covered-table-cell/>
          <table:table-cell/>
          <table:covered-table-cell/>
          <table:table-cell table:number-columns-repeated="3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5" calcext:value-type="float">
            <text:p>0.500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Q4]" office:value-type="float" office:value="0.0488" calcext:value-type="float">
            <text:p>0.0488</text:p>
          </table:table-cell>
          <table:table-cell table:style-name="ce34" table:formula="of:=[$Results_01_12.Q8]" office:value-type="float" office:value="0.706" calcext:value-type="float">
            <text:p>0.7060</text:p>
          </table:table-cell>
          <table:table-cell table:style-name="ce47" table:formula="of:=([.Q4]-0.2)*5/4" office:value-type="float" office:value="0.6325" calcext:value-type="float">
            <text:p>0.6325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Q13]" office:value-type="float" office:value="0.6627" calcext:value-type="float">
            <text:p>0.6627</text:p>
          </table:table-cell>
          <table:table-cell table:style-name="ce56" table:formula="of:=[$Results_01_12.Q14]" office:value-type="percentage" office:value="0.673" calcext:value-type="percentage">
            <text:p>67.3%</text:p>
          </table:table-cell>
          <table:table-cell table:formula="of:=2*[.Q4]*[.T4]/([.Q4]+[.T4])" office:value-type="float" office:value="0.683665083656024" calcext:value-type="float">
            <text:p>0.6837</text:p>
          </table:table-cell>
          <table:table-cell table:formula="of:=2*[.R4]*[.T4]/([.R4]+[.T4])" office:value-type="float" office:value="0.647247915379864" calcext:value-type="float">
            <text:p>0.6472</text:p>
          </table:table-cell>
          <table:table-cell/>
          <table:covered-table-cell/>
          <table:table-cell/>
          <table:covered-table-cell/>
          <table:table-cell table:number-columns-repeated="3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W4]" office:value-type="float" office:value="0.092" calcext:value-type="float">
            <text:p>0.0920</text:p>
          </table:table-cell>
          <table:table-cell table:style-name="ce34" table:formula="of:=[$Results_01_12.W8]" office:value-type="float" office:value="0.7258" calcext:value-type="float">
            <text:p>0.7258</text:p>
          </table:table-cell>
          <table:table-cell table:style-name="ce47" table:formula="of:=([.Q5]-0.2)*5/4" office:value-type="float" office:value="0.65725" calcext:value-type="float">
            <text:p>0.6573</text:p>
          </table:table-cell>
          <table:table-cell table:style-name="ce37" table:formula="of:=[$Results_01_12.W9]" office:value-type="percentage" office:value="0.8909" calcext:value-type="percentage">
            <text:p>89.1%</text:p>
          </table:table-cell>
          <table:table-cell table:style-name="ce53" table:formula="of:=[$Results_01_12.W14]" office:value-type="float" office:value="0.651" calcext:value-type="float">
            <text:p>0.6510</text:p>
          </table:table-cell>
          <table:table-cell table:style-name="ce56" table:formula="of:=[$Results_01_12.W15]" office:value-type="percentage" office:value="0.6534" calcext:value-type="percentage">
            <text:p>65.3%</text:p>
          </table:table-cell>
          <table:table-cell table:formula="of:=2*[.Q5]*[.T5]/([.Q5]+[.T5])" office:value-type="float" office:value="0.686368099941894" calcext:value-type="float">
            <text:p>0.6864</text:p>
          </table:table-cell>
          <table:table-cell table:formula="of:=2*[.R5]*[.T5]/([.R5]+[.T5])" office:value-type="float" office:value="0.654110070705141" calcext:value-type="float">
            <text:p>0.6541</text:p>
          </table:table-cell>
          <table:table-cell office:value-type="float" office:value="0.3843" calcext:value-type="float">
            <text:p>0.3843</text:p>
          </table:table-cell>
          <table:table-cell office:value-type="string" calcext:value-type="string">
            <text:p>Deleted model</text:p>
          </table:table-cell>
          <table:table-cell table:number-columns-repeated="3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E20]" office:value-type="float" office:value="0.1719" calcext:value-type="float">
            <text:p>0.1719</text:p>
          </table:table-cell>
          <table:table-cell table:style-name="ce34" table:formula="of:=[$Results_01_12.E24]" office:value-type="float" office:value="0.7372" calcext:value-type="float">
            <text:p>0.7372</text:p>
          </table:table-cell>
          <table:table-cell table:style-name="ce47" table:formula="of:=([.Q6]-0.2)*5/4" office:value-type="float" office:value="0.6715" calcext:value-type="float">
            <text:p>0.6715</text:p>
          </table:table-cell>
          <table:table-cell table:style-name="ce37" table:formula="of:=[$Results_01_12.E25]" office:value-type="percentage" office:value="0.8787" calcext:value-type="percentage">
            <text:p>87.9%</text:p>
          </table:table-cell>
          <table:table-cell table:style-name="ce53" table:formula="of:=[$Results_01_12.E30]" office:value-type="float" office:value="0.6465" calcext:value-type="float">
            <text:p>0.6465</text:p>
          </table:table-cell>
          <table:table-cell table:style-name="ce56" table:formula="of:=[$Results_01_12.E31]" office:value-type="percentage" office:value="0.6534" calcext:value-type="percentage">
            <text:p>65.3%</text:p>
          </table:table-cell>
          <table:table-cell table:formula="of:=2*[.Q6]*[.T6]/([.Q6]+[.T6])" office:value-type="float" office:value="0.688877357808774" calcext:value-type="float">
            <text:p>0.6889</text:p>
          </table:table-cell>
          <table:table-cell table:formula="of:=2*[.R6]*[.T6]/([.R6]+[.T6])" office:value-type="float" office:value="0.658762898330804" calcext:value-type="float">
            <text:p>0.6588</text:p>
          </table:table-cell>
          <table:table-cell office:value-type="float" office:value="0.3779" calcext:value-type="float">
            <text:p>0.3779</text:p>
          </table:table-cell>
          <table:table-cell table:number-columns-repeated="2"/>
          <table:table-cell table:style-name="ce86" office:value-type="string" calcext:value-type="string" table:number-columns-spanned="1" table:number-rows-spanned="2">
            <text:p>2. Red means worst </text:p>
            <text:p>perf in that column</text:p>
          </table:table-cell>
          <table:table-cell table:number-columns-repeated="3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K20]" office:value-type="float" office:value="0" calcext:value-type="float">
            <text:p>0.0000</text:p>
          </table:table-cell>
          <table:table-cell table:style-name="ce34" table:formula="of:=[$Results_01_12.K24]" office:value-type="float" office:value="0.1448" calcext:value-type="float">
            <text:p>0.1448</text:p>
          </table:table-cell>
          <table:table-cell table:style-name="ce47" table:formula="of:=([.Q7])*5/4" office:value-type="float" office:value="0.181" calcext:value-type="float">
            <text:p>0.1810</text:p>
          </table:table-cell>
          <table:table-cell table:style-name="ce37" table:formula="of:=[$Results_01_12.K25]" office:value-type="percentage" office:value="0.5675" calcext:value-type="percentage">
            <text:p>56.8%</text:p>
          </table:table-cell>
          <table:table-cell table:style-name="ce53" table:formula="of:=[$Results_01_12.K30]" office:value-type="float" office:value="0.662" calcext:value-type="float">
            <text:p>0.6620</text:p>
          </table:table-cell>
          <table:table-cell table:style-name="ce56" table:formula="of:=[$Results_01_12.K31]" office:value-type="percentage" office:value="0.6809" calcext:value-type="percentage">
            <text:p>68.1%</text:p>
          </table:table-cell>
          <table:table-cell table:formula="of:=2*[.Q7]*[.T7]/([.Q7]+[.T7])" office:value-type="float" office:value="0.237624194348042" calcext:value-type="float">
            <text:p>0.2376</text:p>
          </table:table-cell>
          <table:table-cell table:formula="of:=2*[.R7]*[.T7]/([.R7]+[.T7])" office:value-type="float" office:value="0.284275207591934" calcext:value-type="float">
            <text:p>0.2843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covered-table-cell table:style-name="ce87"/>
          <table:table-cell table:number-columns-repeated="3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Q20]" office:value-type="float" office:value="0.2051" calcext:value-type="float">
            <text:p>0.2051</text:p>
          </table:table-cell>
          <table:table-cell table:style-name="ce34" table:formula="of:=[$Results_01_12.Q24]" office:value-type="float" office:value="0.7313" calcext:value-type="float">
            <text:p>0.7313</text:p>
          </table:table-cell>
          <table:table-cell table:style-name="ce47" table:formula="of:=([.Q8]-0.2)*5/4" office:value-type="float" office:value="0.664125" calcext:value-type="float">
            <text:p>0.6641</text:p>
          </table:table-cell>
          <table:table-cell table:style-name="ce37" table:formula="of:=[$Results_01_12.Q25]" office:value-type="percentage" office:value="0.8739" calcext:value-type="percentage">
            <text:p>87.4%</text:p>
          </table:table-cell>
          <table:table-cell table:style-name="ce53" table:formula="of:=[$Results_01_12.Q30]" office:value-type="float" office:value="0.6471" calcext:value-type="float">
            <text:p>0.6471</text:p>
          </table:table-cell>
          <table:table-cell table:style-name="ce56" table:formula="of:=[$Results_01_12.Q31]" office:value-type="percentage" office:value="0.6524" calcext:value-type="percentage">
            <text:p>65.2%</text:p>
          </table:table-cell>
          <table:table-cell table:formula="of:=2*[.Q8]*[.T8]/([.Q8]+[.T8])" office:value-type="float" office:value="0.686628308183401" calcext:value-type="float">
            <text:p>0.6866</text:p>
          </table:table-cell>
          <table:table-cell table:formula="of:=2*[.R8]*[.T8]/([.R8]+[.T8])" office:value-type="float" office:value="0.655501973345536" calcext:value-type="float">
            <text:p>0.6555</text:p>
          </table:table-cell>
          <table:table-cell office:value-type="float" office:value="0.4062" calcext:value-type="float">
            <text:p>0.4062</text:p>
          </table:table-cell>
          <table:table-cell table:number-columns-repeated="2"/>
          <table:table-cell table:style-name="ce87"/>
          <table:table-cell table:number-columns-repeated="3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2" calcext:value-type="float">
            <text:p>0.00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W20]" office:value-type="float" office:value="0.1386" calcext:value-type="float">
            <text:p>0.1386</text:p>
          </table:table-cell>
          <table:table-cell table:style-name="ce34" table:formula="of:=[$Results_01_12.W24]" office:value-type="float" office:value="0.7229" calcext:value-type="float">
            <text:p>0.7229</text:p>
          </table:table-cell>
          <table:table-cell table:style-name="ce47" table:formula="of:=([.Q9]-0.2)*5/4" office:value-type="float" office:value="0.653625" calcext:value-type="float">
            <text:p>0.6536</text:p>
          </table:table-cell>
          <table:table-cell table:style-name="ce37" table:formula="of:=[$Results_01_12.W25]" office:value-type="percentage" office:value="0.866" calcext:value-type="percentage">
            <text:p>86.6%</text:p>
          </table:table-cell>
          <table:table-cell table:style-name="ce53" table:formula="of:=[$Results_01_12.W30]" office:value-type="float" office:value="0.6385" calcext:value-type="float">
            <text:p>0.6385</text:p>
          </table:table-cell>
          <table:table-cell table:style-name="ce56" table:formula="of:=[$Results_01_12.W31]" office:value-type="percentage" office:value="0.6504" calcext:value-type="percentage">
            <text:p>65.0%</text:p>
          </table:table-cell>
          <table:table-cell table:formula="of:=2*[.Q9]*[.T9]/([.Q9]+[.T9])" office:value-type="float" office:value="0.678083810783017" calcext:value-type="float">
            <text:p>0.6781</text:p>
          </table:table-cell>
          <table:table-cell table:formula="of:=2*[.R9]*[.T9]/([.R9]+[.T9])" office:value-type="float" office:value="0.645973976975912" calcext:value-type="float">
            <text:p>0.6460</text:p>
          </table:table-cell>
          <table:table-cell office:value-type="float" office:value="0.4194" calcext:value-type="float">
            <text:p>0.4194</text:p>
          </table:table-cell>
          <table:table-cell table:number-columns-repeated="2"/>
          <table:table-cell table:style-name="ce86" office:value-type="string" calcext:value-type="string" table:number-columns-spanned="1" table:number-rows-spanned="2">
            <text:p>3. Green means best </text:p>
            <text:p><text:span text:style-name="T1">perf in that col</text:span></text:p>
          </table:table-cell>
          <table:table-cell table:number-columns-repeated="3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E36]" office:value-type="float" office:value="0.1941" calcext:value-type="float">
            <text:p>0.1941</text:p>
          </table:table-cell>
          <table:table-cell table:style-name="ce34" table:formula="of:=[$Results_01_12.E40]" office:value-type="float" office:value="0.7379" calcext:value-type="float">
            <text:p>0.7379</text:p>
          </table:table-cell>
          <table:table-cell table:style-name="ce47" table:formula="of:=([.Q10]-0.2)*5/4" office:value-type="float" office:value="0.672375" calcext:value-type="float">
            <text:p>0.6724</text:p>
          </table:table-cell>
          <table:table-cell table:style-name="ce37" table:formula="of:=[$Results_01_12.E41]" office:value-type="percentage" office:value="0.8642" calcext:value-type="percentage">
            <text:p>86.4%</text:p>
          </table:table-cell>
          <table:table-cell table:style-name="ce53" table:formula="of:=[$Results_01_12.E46]" office:value-type="float" office:value="0.671" calcext:value-type="float">
            <text:p>0.6710</text:p>
          </table:table-cell>
          <table:table-cell table:style-name="ce56" table:formula="of:=[$Results_01_12.E47]" office:value-type="percentage" office:value="0.6789" calcext:value-type="percentage">
            <text:p>67.9%</text:p>
          </table:table-cell>
          <table:table-cell table:formula="of:=2*[.Q10]*[.T10]/([.Q10]+[.T10])" office:value-type="float" office:value="0.702861665128824" calcext:value-type="float">
            <text:p>0.7029</text:p>
          </table:table-cell>
          <table:table-cell table:formula="of:=2*[.R10]*[.T10]/([.R10]+[.T10])" office:value-type="float" office:value="0.671686796315251" calcext:value-type="float">
            <text:p>0.6717</text:p>
          </table:table-cell>
          <table:table-cell office:value-type="float" office:value="0.4069" calcext:value-type="float">
            <text:p>0.4069</text:p>
          </table:table-cell>
          <table:table-cell table:number-columns-repeated="2"/>
          <table:covered-table-cell table:style-name="ce87"/>
          <table:table-cell table:number-columns-repeated="3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K36]" office:value-type="float" office:value="0" calcext:value-type="float">
            <text:p>0.0000</text:p>
          </table:table-cell>
          <table:table-cell table:style-name="ce34" table:formula="of:=[$Results_01_12.K40]" office:value-type="float" office:value="0.1448" calcext:value-type="float">
            <text:p>0.1448</text:p>
          </table:table-cell>
          <table:table-cell table:style-name="ce47" table:formula="of:=([.Q11])*5/4" office:value-type="float" office:value="0.181" calcext:value-type="float">
            <text:p>0.1810</text:p>
          </table:table-cell>
          <table:table-cell table:style-name="ce37" table:formula="of:=[$Results_01_12.K41]" office:value-type="percentage" office:value="0.5675" calcext:value-type="percentage">
            <text:p>56.8%</text:p>
          </table:table-cell>
          <table:table-cell table:style-name="ce53" table:formula="of:=[$Results_01_12.K46]" office:value-type="float" office:value="0.3434" calcext:value-type="float">
            <text:p>0.3434</text:p>
          </table:table-cell>
          <table:table-cell table:style-name="ce56" table:formula="of:=[$Results_01_12.K47]" office:value-type="percentage" office:value="0.5229" calcext:value-type="percentage">
            <text:p>52.3%</text:p>
          </table:table-cell>
          <table:table-cell table:formula="of:=2*[.Q11]*[.T11]/([.Q11]+[.T11])" office:value-type="float" office:value="0.203704711183941" calcext:value-type="float">
            <text:p>0.2037</text:p>
          </table:table-cell>
          <table:table-cell table:formula="of:=2*[.R11]*[.T11]/([.R11]+[.T11])" office:value-type="float" office:value="0.237053394355454" calcext:value-type="float">
            <text:p>0.2371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 table:number-columns-repeated="3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Q36]" office:value-type="float" office:value="0" calcext:value-type="float">
            <text:p>0.0000</text:p>
          </table:table-cell>
          <table:table-cell table:style-name="ce34" table:formula="of:=[$Results_01_12.Q40]" office:value-type="float" office:value="0.3807" calcext:value-type="float">
            <text:p>0.3807</text:p>
          </table:table-cell>
          <table:table-cell table:style-name="ce47" table:formula="of:=([.Q12]-0.2)*5/4" office:value-type="float" office:value="0.225875" calcext:value-type="float">
            <text:p>0.2259</text:p>
          </table:table-cell>
          <table:table-cell table:style-name="ce37" table:formula="of:=[$Results_01_12.Q41]" office:value-type="percentage" office:value="0.6279" calcext:value-type="percentage">
            <text:p>62.8%</text:p>
          </table:table-cell>
          <table:table-cell table:style-name="ce53" table:formula="of:=[$Results_01_12.Q46]" office:value-type="float" office:value="0.6698" calcext:value-type="float">
            <text:p>0.6698</text:p>
          </table:table-cell>
          <table:table-cell table:style-name="ce56" table:formula="of:=[$Results_01_12.Q47]" office:value-type="percentage" office:value="0.6922" calcext:value-type="percentage">
            <text:p>69.2%</text:p>
          </table:table-cell>
          <table:table-cell table:formula="of:=2*[.Q12]*[.T12]/([.Q12]+[.T12])" office:value-type="float" office:value="0.485469509757259" calcext:value-type="float">
            <text:p>0.4855</text:p>
          </table:table-cell>
          <table:table-cell table:formula="of:=2*[.R12]*[.T12]/([.R12]+[.T12])" office:value-type="float" office:value="0.337825829681525" calcext:value-type="float">
            <text:p>0.3378</text:p>
          </table:table-cell>
          <table:table-cell office:value-type="float" office:value="0.114" calcext:value-type="float">
            <text:p>0.1140</text:p>
          </table:table-cell>
          <table:table-cell office:value-type="string" calcext:value-type="string">
            <text:p>Deleted model</text:p>
          </table:table-cell>
          <table:table-cell table:number-columns-repeated="39"/>
        </table:table-row>
        <table:table-row table:style-name="ro2">
          <table:table-cell table:number-columns-repeated="3"/>
          <table:table-cell table:style-name="ce3"/>
          <table:table-cell table:number-columns-repeated="11"/>
          <table:table-cell table:style-name="ce41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15m</text:p>
          </table:table-cell>
          <table:table-cell/>
          <table:table-cell table:formula="of:=[$Results_01_12.W36]" office:value-type="float" office:value="0.2297" calcext:value-type="float">
            <text:p>0.2297</text:p>
          </table:table-cell>
          <table:table-cell table:style-name="ce34" table:formula="of:=[$Results_01_12.W40]" office:value-type="float" office:value="0.74" calcext:value-type="float">
            <text:p>0.7400</text:p>
          </table:table-cell>
          <table:table-cell table:style-name="ce47" table:formula="of:=([.Q14]-0.2)*5/4" office:value-type="float" office:value="0.675" calcext:value-type="float">
            <text:p>0.6750</text:p>
          </table:table-cell>
          <table:table-cell table:style-name="ce37" table:formula="of:=[$Results_01_12.W41]" office:value-type="percentage" office:value="0.8639" calcext:value-type="percentage">
            <text:p>86.4%</text:p>
          </table:table-cell>
          <table:table-cell table:style-name="ce53" table:formula="of:=[$Results_01_12.W46]" office:value-type="float" office:value="0.6593" calcext:value-type="float">
            <text:p>0.6593</text:p>
          </table:table-cell>
          <table:table-cell table:style-name="ce56" table:formula="of:=[$Results_01_12.W47]" office:value-type="percentage" office:value="0.6779" calcext:value-type="percentage">
            <text:p>67.8%</text:p>
          </table:table-cell>
          <table:table-cell table:formula="of:=2*[.Q14]*[.T14]/([.Q14]+[.T14])" office:value-type="float" office:value="0.69732294718788" calcext:value-type="float">
            <text:p>0.6973</text:p>
          </table:table-cell>
          <table:table-cell table:formula="of:=2*[.R14]*[.T14]/([.R14]+[.T14])" office:value-type="float" office:value="0.667057633215918" calcext:value-type="float">
            <text:p>0.6671</text:p>
          </table:table-cell>
          <table:table-cell office:value-type="float" office:value="0.4282" calcext:value-type="float">
            <text:p>0.4282</text:p>
          </table:table-cell>
          <table:table-cell office:value-type="string" calcext:value-type="string">
            <text:p>Best in SRQ &amp; deny</text:p>
          </table:table-cell>
          <table:table-cell table:number-columns-repeated="3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13_24.E4]" office:value-type="float" office:value="0.2094" calcext:value-type="float">
            <text:p>0.2094</text:p>
          </table:table-cell>
          <table:table-cell table:style-name="ce34" table:formula="of:=[$Results_13_24.E8]" office:value-type="float" office:value="0.7451" calcext:value-type="float">
            <text:p>0.7451</text:p>
          </table:table-cell>
          <table:table-cell table:style-name="ce47" table:formula="of:=([.Q15]-0.2)*5/4" office:value-type="float" office:value="0.681375" calcext:value-type="float">
            <text:p>0.6814</text:p>
          </table:table-cell>
          <table:table-cell table:style-name="ce37" table:formula="of:=[$Results_13_24.E9]" office:value-type="percentage" office:value="0.8703" calcext:value-type="percentage">
            <text:p>87.0%</text:p>
          </table:table-cell>
          <table:table-cell table:style-name="ce53" table:formula="of:=[$Results_13_24.E14]" office:value-type="float" office:value="0.6718" calcext:value-type="float">
            <text:p>0.6718</text:p>
          </table:table-cell>
          <table:table-cell table:style-name="ce56" table:formula="of:=[$Results_13_24.E15]" office:value-type="percentage" office:value="0.6789" calcext:value-type="percentage">
            <text:p>67.9%</text:p>
          </table:table-cell>
          <table:table-cell table:formula="of:=2*[.Q15]*[.T15]/([.Q15]+[.T15])" office:value-type="float" office:value="0.706553998165008" calcext:value-type="float">
            <text:p>0.7066</text:p>
          </table:table-cell>
          <table:table-cell table:formula="of:=2*[.R15]*[.T15]/([.R15]+[.T15])" office:value-type="float" office:value="0.676553623884568" calcext:value-type="float">
            <text:p>0.6766</text:p>
          </table:table-cell>
          <table:table-cell office:value-type="float" office:value="0.4003" calcext:value-type="float">
            <text:p>0.4003</text:p>
          </table:table-cell>
          <table:table-cell table:number-columns-repeated="4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45m</text:p>
          </table:table-cell>
          <table:table-cell/>
          <table:table-cell table:formula="of:=[$Results_13_24.K4]" office:value-type="float" office:value="0.229" calcext:value-type="float">
            <text:p>0.229</text:p>
          </table:table-cell>
          <table:table-cell table:style-name="ce34" table:formula="of:=[$Results_13_24.K8]" office:value-type="float" office:value="0.7379" calcext:value-type="float">
            <text:p>0.7379</text:p>
          </table:table-cell>
          <table:table-cell table:style-name="ce47" table:formula="of:=([.Q16]-0.2)*5/4" office:value-type="float" office:value="0.672375" calcext:value-type="float">
            <text:p>0.6724</text:p>
          </table:table-cell>
          <table:table-cell table:style-name="ce37" table:formula="of:=[$Results_13_24.K9]" office:value-type="percentage" office:value="0.8504" calcext:value-type="percentage">
            <text:p>85.0%</text:p>
          </table:table-cell>
          <table:table-cell table:style-name="ce53" table:formula="of:=[$Results_13_24.K14]" office:value-type="float" office:value="0.6523" calcext:value-type="float">
            <text:p>0.6523</text:p>
          </table:table-cell>
          <table:table-cell table:style-name="ce56" table:formula="of:=[$Results_13_24.K15]" office:value-type="percentage" office:value="0.6555" calcext:value-type="percentage">
            <text:p>65.6%</text:p>
          </table:table-cell>
          <table:table-cell table:formula="of:=2*[.Q16]*[.T16]/([.Q16]+[.T16])" office:value-type="float" office:value="0.692464638181557" calcext:value-type="float">
            <text:p>0.6925</text:p>
          </table:table-cell>
          <table:table-cell table:formula="of:=2*[.R16]*[.T16]/([.R16]+[.T16])" office:value-type="float" office:value="0.662185385094457" calcext:value-type="float">
            <text:p>0.6622</text:p>
          </table:table-cell>
          <table:table-cell office:value-type="float" office:value="0.4219" calcext:value-type="float">
            <text:p>0.4219</text:p>
          </table:table-cell>
          <table:table-cell table:number-columns-repeated="4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30m</text:p>
          </table:table-cell>
          <table:table-cell/>
          <table:table-cell table:formula="of:=[$Results_13_24.Q4]" office:value-type="float" office:value="0.1772" calcext:value-type="float">
            <text:p>0.1772</text:p>
          </table:table-cell>
          <table:table-cell table:style-name="ce34" table:formula="of:=[$Results_13_24.Q8]" office:value-type="float" office:value="0.7258" calcext:value-type="float">
            <text:p>0.7258</text:p>
          </table:table-cell>
          <table:table-cell table:style-name="ce47" table:formula="of:=([.Q17]-0.2)*5/4" office:value-type="float" office:value="0.65725" calcext:value-type="float">
            <text:p>0.6573</text:p>
          </table:table-cell>
          <table:table-cell table:style-name="ce37" table:formula="of:=[$Results_13_24.Q9]" office:value-type="percentage" office:value="0.8621" calcext:value-type="percentage">
            <text:p>86.2%</text:p>
          </table:table-cell>
          <table:table-cell table:style-name="ce53" table:formula="of:=[$Results_13_24.Q14]" office:value-type="float" office:value="0.6213" calcext:value-type="float">
            <text:p>0.6213</text:p>
          </table:table-cell>
          <table:table-cell table:style-name="ce56" table:formula="of:=[$Results_13_24.Q15]" office:value-type="percentage" office:value="0.6249" calcext:value-type="percentage">
            <text:p>62.5%</text:p>
          </table:table-cell>
          <table:table-cell table:formula="of:=2*[.Q17]*[.T17]/([.Q17]+[.T17])" office:value-type="float" office:value="0.669496755994358" calcext:value-type="float">
            <text:p>0.6695</text:p>
          </table:table-cell>
          <table:table-cell table:formula="of:=2*[.R17]*[.T17]/([.R17]+[.T17])" office:value-type="float" office:value="0.638769582730437" calcext:value-type="float">
            <text:p>0.6388</text:p>
          </table:table-cell>
          <table:table-cell office:value-type="float" office:value="0.3972" calcext:value-type="float">
            <text:p>0.3972</text:p>
          </table:table-cell>
          <table:table-cell table:number-columns-repeated="4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W4]" office:value-type="float" office:value="0.1818" calcext:value-type="float">
            <text:p>0.1818</text:p>
          </table:table-cell>
          <table:table-cell table:style-name="ce34" table:formula="of:=[$Results_13_24.W8]" office:value-type="float" office:value="0.7324" calcext:value-type="float">
            <text:p>0.7324</text:p>
          </table:table-cell>
          <table:table-cell table:style-name="ce47" table:formula="of:=([.Q18]-0.2)*5/4" office:value-type="float" office:value="0.6655" calcext:value-type="float">
            <text:p>0.6655</text:p>
          </table:table-cell>
          <table:table-cell table:style-name="ce37" table:formula="of:=[$Results_13_24.W9]" office:value-type="percentage" office:value="0.8759" calcext:value-type="percentage">
            <text:p>87.6%</text:p>
          </table:table-cell>
          <table:table-cell table:style-name="ce53" table:formula="of:=[$Results_13_24.W14]" office:value-type="float" office:value="0.6234" calcext:value-type="float">
            <text:p>0.6234</text:p>
          </table:table-cell>
          <table:table-cell table:style-name="ce56" table:formula="of:=[$Results_13_24.W15]" office:value-type="percentage" office:value="0.6269" calcext:value-type="percentage">
            <text:p>62.7%</text:p>
          </table:table-cell>
          <table:table-cell table:formula="of:=2*[.Q18]*[.T18]/([.Q18]+[.T18])" office:value-type="float" office:value="0.67351845404927" calcext:value-type="float">
            <text:p>0.6735</text:p>
          </table:table-cell>
          <table:table-cell table:formula="of:=2*[.R18]*[.T18]/([.R18]+[.T18])" office:value-type="float" office:value="0.643762433082473" calcext:value-type="float">
            <text:p>0.6438</text:p>
          </table:table-cell>
          <table:table-cell office:value-type="float" office:value="0.4035" calcext:value-type="float">
            <text:p>0.4035</text:p>
          </table:table-cell>
          <table:table-cell table:number-columns-repeated="4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</text:p>
          </table:table-cell>
          <table:table-cell/>
          <table:table-cell table:formula="of:=[$Results_13_24.E20]" office:value-type="float" office:value="0.2018" calcext:value-type="float">
            <text:p>0.2018</text:p>
          </table:table-cell>
          <table:table-cell table:style-name="ce34" table:formula="of:=[$Results_13_24.E24]" office:value-type="float" office:value="0.739" calcext:value-type="float">
            <text:p>0.7390</text:p>
          </table:table-cell>
          <table:table-cell table:style-name="ce47" table:formula="of:=([.Q19]-0.2)*5/4" office:value-type="float" office:value="0.67375" calcext:value-type="float">
            <text:p>0.6738</text:p>
          </table:table-cell>
          <table:table-cell table:style-name="ce37" table:formula="of:=[$Results_13_24.E25]" office:value-type="percentage" office:value="0.8784" calcext:value-type="percentage">
            <text:p>87.8%</text:p>
          </table:table-cell>
          <table:table-cell table:style-name="ce53" table:formula="of:=[$Results_13_24.E30]" office:value-type="float" office:value="0.6189" calcext:value-type="float">
            <text:p>0.6189</text:p>
          </table:table-cell>
          <table:table-cell table:style-name="ce56" table:formula="of:=[$Results_13_24.E31]" office:value-type="percentage" office:value="0.6218" calcext:value-type="percentage">
            <text:p>62.2%</text:p>
          </table:table-cell>
          <table:table-cell table:formula="of:=2*[.Q19]*[.T19]/([.Q19]+[.T19])" office:value-type="float" office:value="0.673638854112969" calcext:value-type="float">
            <text:p>0.6736</text:p>
          </table:table-cell>
          <table:table-cell table:formula="of:=2*[.R19]*[.T19]/([.R19]+[.T19])" office:value-type="float" office:value="0.645161296561327" calcext:value-type="float">
            <text:p>0.6452</text:p>
          </table:table-cell>
          <table:table-cell office:value-type="float" office:value="0.3517" calcext:value-type="float">
            <text:p>0.3517</text:p>
          </table:table-cell>
          <table:table-cell table:number-columns-repeated="4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45m</text:p>
          </table:table-cell>
          <table:table-cell/>
          <table:table-cell table:formula="of:=[$Results_13_24.K20]" office:value-type="float" office:value="0.1474" calcext:value-type="float">
            <text:p>0.1474</text:p>
          </table:table-cell>
          <table:table-cell table:style-name="ce34" table:formula="of:=[$Results_13_24.K24]" office:value-type="float" office:value="0.7342" calcext:value-type="float">
            <text:p>0.7342</text:p>
          </table:table-cell>
          <table:table-cell table:style-name="ce47" table:formula="of:=([.Q20]-0.2)*5/4" office:value-type="float" office:value="0.66775" calcext:value-type="float">
            <text:p>0.6678</text:p>
          </table:table-cell>
          <table:table-cell table:style-name="ce37" table:formula="of:=[$Results_13_24.K25]" office:value-type="percentage" office:value="0.8879" calcext:value-type="percentage">
            <text:p>88.8%</text:p>
          </table:table-cell>
          <table:table-cell table:style-name="ce53" table:formula="of:=[$Results_13_24.K30]" office:value-type="float" office:value="0.6515" calcext:value-type="float">
            <text:p>0.6515</text:p>
          </table:table-cell>
          <table:table-cell table:style-name="ce56" table:formula="of:=[$Results_13_24.K31]" office:value-type="percentage" office:value="0.6575" calcext:value-type="percentage">
            <text:p>65.8%</text:p>
          </table:table-cell>
          <table:table-cell table:formula="of:=2*[.Q20]*[.T20]/([.Q20]+[.T20])" office:value-type="float" office:value="0.690382189507108" calcext:value-type="float">
            <text:p>0.6904</text:p>
          </table:table-cell>
          <table:table-cell table:formula="of:=2*[.R20]*[.T20]/([.R20]+[.T20])" office:value-type="float" office:value="0.659524919461815" calcext:value-type="float">
            <text:p>0.6595</text:p>
          </table:table-cell>
          <table:table-cell office:value-type="float" office:value="0.368" calcext:value-type="float">
            <text:p>0.3680</text:p>
          </table:table-cell>
          <table:table-cell table:number-columns-repeated="2"/>
          <table:table-cell office:value-type="string" calcext:value-type="string">
            <text:p>Max F1 Stance</text:p>
          </table:table-cell>
          <table:table-cell table:number-columns-repeated="3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30m</text:p>
          </table:table-cell>
          <table:table-cell/>
          <table:table-cell table:formula="of:=[$Results_13_24.Q20]" office:value-type="float" office:value="0.1595" calcext:value-type="float">
            <text:p>0.1595</text:p>
          </table:table-cell>
          <table:table-cell table:style-name="ce34" table:formula="of:=[$Results_13_24.Q24]" office:value-type="float" office:value="0.7252" calcext:value-type="float">
            <text:p>0.7252</text:p>
          </table:table-cell>
          <table:table-cell table:style-name="ce47" table:formula="of:=([.Q21]-0.2)*5/4" office:value-type="float" office:value="0.6565" calcext:value-type="float">
            <text:p>0.6565</text:p>
          </table:table-cell>
          <table:table-cell table:style-name="ce37" table:formula="of:=[$Results_13_24.Q25]" office:value-type="percentage" office:value="0.8721" calcext:value-type="percentage">
            <text:p>87.2%</text:p>
          </table:table-cell>
          <table:table-cell table:style-name="ce53" table:formula="of:=[$Results_13_24.Q30]" office:value-type="float" office:value="0.6364" calcext:value-type="float">
            <text:p>0.6364</text:p>
          </table:table-cell>
          <table:table-cell table:style-name="ce56" table:formula="of:=[$Results_13_24.Q31]" office:value-type="percentage" office:value="0.6381" calcext:value-type="percentage">
            <text:p>63.8%</text:p>
          </table:table-cell>
          <table:table-cell table:formula="of:=2*[.Q21]*[.T21]/([.Q21]+[.T21])" office:value-type="float" office:value="0.677904347826087" calcext:value-type="float">
            <text:p>0.6779</text:p>
          </table:table-cell>
          <table:table-cell table:formula="of:=2*[.R21]*[.T21]/([.R21]+[.T21])" office:value-type="float" office:value="0.64629375821796" calcext:value-type="float">
            <text:p>0.6463</text:p>
          </table:table-cell>
          <table:table-cell office:value-type="float" office:value="0.4084" calcext:value-type="float">
            <text:p>0.4084</text:p>
          </table:table-cell>
          <table:table-cell table:number-columns-repeated="2"/>
          <table:table-cell table:formula="of:=MAX([.R$1:.R$1048576])" office:value-type="float" office:value="0.681375" calcext:value-type="float">
            <text:p>0.681375</text:p>
          </table:table-cell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h</text:p>
          </table:table-cell>
          <table:table-cell/>
          <table:table-cell table:formula="of:=[$Results_13_24.W20]" office:value-type="float" office:value="0.2014" calcext:value-type="float">
            <text:p>0.2014</text:p>
          </table:table-cell>
          <table:table-cell table:formula="of:=[$Results_13_24.W24]" office:value-type="float" office:value="0.6895" calcext:value-type="float">
            <text:p>0.6895</text:p>
          </table:table-cell>
          <table:table-cell table:formula="of:=([.Q23]-0.2)*5/4" office:value-type="float" office:value="0.611875" calcext:value-type="float">
            <text:p>0.611875</text:p>
          </table:table-cell>
          <table:table-cell table:style-name="ce37" table:formula="of:=[$Results_13_24.W25]" office:value-type="percentage" office:value="0.8076" calcext:value-type="percentage">
            <text:p>80.8%</text:p>
          </table:table-cell>
          <table:table-cell table:formula="of:=[$Results_13_24.W30]" office:value-type="float" office:value="0.6717" calcext:value-type="float">
            <text:p>0.6717</text:p>
          </table:table-cell>
          <table:table-cell table:style-name="ce56" table:formula="of:=[$Results_13_24.W31]" office:value-type="percentage" office:value="0.6922" calcext:value-type="percentage">
            <text:p>69.2%</text:p>
          </table:table-cell>
          <table:table-cell table:formula="of:=2*[.Q23]*[.T23]/([.Q23]+[.T23])" office:value-type="float" office:value="0.680483617396415" calcext:value-type="float">
            <text:p>0.6805</text:p>
          </table:table-cell>
          <table:table-cell table:formula="of:=2*[.R23]*[.T23]/([.R23]+[.T23])" office:value-type="float" office:value="0.640393335021327" calcext:value-type="float">
            <text:p>0.6404</text:p>
          </table:table-cell>
          <table:table-cell office:value-type="float" office:value="0.3021" calcext:value-type="float">
            <text:p>0.3021</text:p>
          </table:table-cell>
          <table:table-cell table:style-name="Default"/>
          <table:table-cell/>
          <table:table-cell table:style-name="ce84" office:value-type="string" calcext:value-type="string" table:number-columns-spanned="1" table:number-rows-spanned="2">
            <text:p>Probably slow cos</text:p>
            <text:p>of others on GPU</text:p>
          </table:table-cell>
          <table:table-cell table:number-columns-repeated="3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45m</text:p>
          </table:table-cell>
          <table:table-cell/>
          <table:table-cell table:formula="of:=[$Results_13_24.E36]" office:value-type="float" office:value="0.1301" calcext:value-type="float">
            <text:p>0.1301</text:p>
          </table:table-cell>
          <table:table-cell table:formula="of:=[$Results_13_24.E40]" office:value-type="float" office:value="0.719" calcext:value-type="float">
            <text:p>0.719</text:p>
          </table:table-cell>
          <table:table-cell table:formula="of:=([.Q24]-0.2)*5/4" office:value-type="float" office:value="0.64875" calcext:value-type="float">
            <text:p>0.64875</text:p>
          </table:table-cell>
          <table:table-cell table:style-name="ce37" table:formula="of:=[$Results_13_24.E41]" office:value-type="percentage" office:value="0.869" calcext:value-type="percentage">
            <text:p>86.9%</text:p>
          </table:table-cell>
          <table:table-cell table:formula="of:=[$Results_13_24.E46]" office:value-type="float" office:value="0.6228" calcext:value-type="float">
            <text:p>0.6228</text:p>
          </table:table-cell>
          <table:table-cell table:style-name="ce56" table:formula="of:=[$Results_13_24.E47]" office:value-type="percentage" office:value="0.6228" calcext:value-type="percentage">
            <text:p>62.3%</text:p>
          </table:table-cell>
          <table:table-cell table:formula="of:=2*[.Q24]*[.T24]/([.Q24]+[.T24])" office:value-type="float" office:value="0.667451483082427" calcext:value-type="float">
            <text:p>0.6675</text:p>
          </table:table-cell>
          <table:table-cell table:formula="of:=2*[.R24]*[.T24]/([.R24]+[.T24])" office:value-type="float" office:value="0.635510204081633" calcext:value-type="float">
            <text:p>0.6355</text:p>
          </table:table-cell>
          <table:table-cell office:value-type="float" office:value="0.4004" calcext:value-type="float">
            <text:p>0.4004</text:p>
          </table:table-cell>
          <table:table-cell table:style-name="ce11"/>
          <table:table-cell/>
          <table:covered-table-cell/>
          <table:table-cell table:number-columns-repeated="3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K36]" office:value-type="float" office:value="0.1325" calcext:value-type="float">
            <text:p>0.1325</text:p>
          </table:table-cell>
          <table:table-cell table:formula="of:=[$Results_13_24.K40]" office:value-type="float" office:value="0.7203" calcext:value-type="float">
            <text:p>0.7203</text:p>
          </table:table-cell>
          <table:table-cell table:formula="of:=([.Q25]-0.2)*5/4" office:value-type="float" office:value="0.650375" calcext:value-type="float">
            <text:p>0.650375</text:p>
          </table:table-cell>
          <table:table-cell table:style-name="ce37" table:formula="of:=[$Results_13_24.K41]" office:value-type="percentage" office:value="0.8665" calcext:value-type="percentage">
            <text:p>86.7%</text:p>
          </table:table-cell>
          <table:table-cell table:formula="of:=[$Results_13_24.K46]" office:value-type="float" office:value="0.6333" calcext:value-type="float">
            <text:p>0.6333</text:p>
          </table:table-cell>
          <table:table-cell table:style-name="ce56" table:formula="of:=[$Results_13_24.K47]" office:value-type="percentage" office:value="0.6351" calcext:value-type="percentage">
            <text:p>63.5%</text:p>
          </table:table-cell>
          <table:table-cell table:formula="of:=2*[.Q25]*[.T25]/([.Q25]+[.T25])" office:value-type="float" office:value="0.674004122340426" calcext:value-type="float">
            <text:p>0.6740</text:p>
          </table:table-cell>
          <table:table-cell table:formula="of:=2*[.R25]*[.T25]/([.R25]+[.T25])" office:value-type="float" office:value="0.64172393713362" calcext:value-type="float">
            <text:p>0.6417</text:p>
          </table:table-cell>
          <table:table-cell office:value-type="float" office:value="0.4101" calcext:value-type="float">
            <text:p>0.4101</text:p>
          </table:table-cell>
          <table:table-cell table:number-columns-repeated="4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</text:p>
          </table:table-cell>
          <table:table-cell/>
          <table:table-cell table:formula="of:=[$Results_13_24.Q36]" office:value-type="float" office:value="0.1791" calcext:value-type="float">
            <text:p>0.1791</text:p>
          </table:table-cell>
          <table:table-cell table:formula="of:=[$Results_13_24.Q40]" office:value-type="float" office:value="0.7206" calcext:value-type="float">
            <text:p>0.7206</text:p>
          </table:table-cell>
          <table:table-cell table:formula="of:=([.Q26]-0.2)*5/4" office:value-type="float" office:value="0.65075" calcext:value-type="float">
            <text:p>0.65075</text:p>
          </table:table-cell>
          <table:table-cell table:style-name="ce37" table:formula="of:=[$Results_13_24.Q41]" office:value-type="percentage" office:value="0.8631" calcext:value-type="percentage">
            <text:p>86.3%</text:p>
          </table:table-cell>
          <table:table-cell table:formula="of:=[$Results_13_24.Q46]" office:value-type="float" office:value="0.6391" calcext:value-type="float">
            <text:p>0.6391</text:p>
          </table:table-cell>
          <table:table-cell table:style-name="ce56" table:formula="of:=[$Results_13_24.Q47]" office:value-type="percentage" office:value="0.6412" calcext:value-type="percentage">
            <text:p>64.1%</text:p>
          </table:table-cell>
          <table:table-cell table:formula="of:=2*[.Q26]*[.T26]/([.Q26]+[.T26])" office:value-type="float" office:value="0.677407457527396" calcext:value-type="float">
            <text:p>0.6774</text:p>
          </table:table-cell>
          <table:table-cell table:formula="of:=2*[.R26]*[.T26]/([.R26]+[.T26])" office:value-type="float" office:value="0.644872388262201" calcext:value-type="float">
            <text:p>0.6449</text:p>
          </table:table-cell>
          <table:table-cell office:value-type="float" office:value="0.3876" calcext:value-type="float">
            <text:p>0.3876</text:p>
          </table:table-cell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h15m</text:p>
          </table:table-cell>
          <table:table-cell/>
          <table:table-cell table:style-name="ce41" table:formula="of:=[$Results_25_36.W4]" office:value-type="float" office:value="0" calcext:value-type="float">
            <text:p>0.0000</text:p>
          </table:table-cell>
          <table:table-cell table:formula="of:=[$Results_25_36.W8]" office:value-type="float" office:value="0.6791" calcext:value-type="float">
            <text:p>0.6791</text:p>
          </table:table-cell>
          <table:table-cell table:formula="of:=([.Q28]-0.2)*5/4" office:value-type="float" office:value="0.598875" calcext:value-type="float">
            <text:p>0.598875</text:p>
          </table:table-cell>
          <table:table-cell table:style-name="ce37" table:formula="of:=[$Results_25_36.W9]" office:value-type="percentage" office:value="0.8565" calcext:value-type="percentage">
            <text:p>85.7%</text:p>
          </table:table-cell>
          <table:table-cell table:formula="of:=[$Results_25_36.W14]" office:value-type="float" office:value="0.6677" calcext:value-type="float">
            <text:p>0.6677</text:p>
          </table:table-cell>
          <table:table-cell table:style-name="ce56" table:formula="of:=[$Results_25_36.W15]" office:value-type="percentage" office:value="0.6901" calcext:value-type="percentage">
            <text:p>69.0%</text:p>
          </table:table-cell>
          <table:table-cell table:formula="of:=2*[.Q28]*[.T28]/([.Q28]+[.T28])" office:value-type="float" office:value="0.673351752301752" calcext:value-type="float">
            <text:p>0.6734</text:p>
          </table:table-cell>
          <table:table-cell table:formula="of:=2*[.R28]*[.T28]/([.R28]+[.T28])" office:value-type="float" office:value="0.63141754337485" calcext:value-type="float">
            <text:p>0.6314</text:p>
          </table:table-cell>
          <table:table-cell office:value-type="float" office:value="0.263" calcext:value-type="float">
            <text:p>0.2630</text:p>
          </table:table-cell>
          <table:table-cell office:value-type="string" calcext:value-type="string">
            <text:p>Really poor at deny</text:p>
          </table:table-cell>
          <table:table-cell table:number-columns-repeated="3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6.E4]" office:value-type="float" office:value="0.1565" calcext:value-type="float">
            <text:p>0.1565</text:p>
          </table:table-cell>
          <table:table-cell table:formula="of:=[$Results_25_36.E8]" office:value-type="float" office:value="0.7171" calcext:value-type="float">
            <text:p>0.7171</text:p>
          </table:table-cell>
          <table:table-cell table:formula="of:=([.Q29]-0.2)*5/4" office:value-type="float" office:value="0.646375" calcext:value-type="float">
            <text:p>0.646375</text:p>
          </table:table-cell>
          <table:table-cell table:style-name="ce37" table:formula="of:=[$Results_25_36.E9]" office:value-type="percentage" office:value="0.8703" calcext:value-type="percentage">
            <text:p>87.0%</text:p>
          </table:table-cell>
          <table:table-cell table:formula="of:=[$Results_25_36.E14]" office:value-type="float" office:value="0.6091" calcext:value-type="float">
            <text:p>0.6091</text:p>
          </table:table-cell>
          <table:table-cell table:style-name="ce56" table:formula="of:=[$Results_25_36.E15]" office:value-type="percentage" office:value="0.6106" calcext:value-type="percentage">
            <text:p>61.1%</text:p>
          </table:table-cell>
          <table:table-cell table:formula="of:=2*[.Q29]*[.T29]/([.Q29]+[.T29])" office:value-type="float" office:value="0.65870247323179" calcext:value-type="float">
            <text:p>0.6587</text:p>
          </table:table-cell>
          <table:table-cell table:formula="of:=2*[.R29]*[.T29]/([.R29]+[.T29])" office:value-type="float" office:value="0.627184153408073" calcext:value-type="float">
            <text:p>0.6272</text:p>
          </table:table-cell>
          <table:table-cell office:value-type="float" office:value="0.3476" calcext:value-type="float">
            <text:p>0.3476</text:p>
          </table:table-cell>
          <table:table-cell table:number-columns-repeated="4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6.K4]" office:value-type="float" office:value="0.0471" calcext:value-type="float">
            <text:p>0.0471</text:p>
          </table:table-cell>
          <table:table-cell table:formula="of:=[$Results_25_36.K8]" office:value-type="float" office:value="0.6952" calcext:value-type="float">
            <text:p>0.6952</text:p>
          </table:table-cell>
          <table:table-cell table:formula="of:=([.Q30]-0.2)*5/4" office:value-type="float" office:value="0.619" calcext:value-type="float">
            <text:p>0.619</text:p>
          </table:table-cell>
          <table:table-cell table:style-name="ce37" table:formula="of:=[$Results_25_36.K9]" office:value-type="percentage" office:value="0.8751" calcext:value-type="percentage">
            <text:p>87.5%</text:p>
          </table:table-cell>
          <table:table-cell table:formula="of:=[$Results_25_36.K14]" office:value-type="float" office:value="0.6303" calcext:value-type="float">
            <text:p>0.6303</text:p>
          </table:table-cell>
          <table:table-cell table:style-name="ce56" table:formula="of:=[$Results_25_36.K15]" office:value-type="percentage" office:value="0.631" calcext:value-type="percentage">
            <text:p>63.1%</text:p>
          </table:table-cell>
          <table:table-cell table:formula="of:=2*[.Q30]*[.T30]/([.Q30]+[.T30])" office:value-type="float" office:value="0.661161161825726" calcext:value-type="float">
            <text:p>0.6612</text:p>
          </table:table-cell>
          <table:table-cell table:formula="of:=2*[.R30]*[.T30]/([.R30]+[.T30])" office:value-type="float" office:value="0.624598895381414" calcext:value-type="float">
            <text:p>0.6246</text:p>
          </table:table-cell>
          <table:table-cell office:value-type="float" office:value="0.3801" calcext:value-type="float">
            <text:p>0.3801</text:p>
          </table:table-cell>
          <table:table-cell table:number-columns-repeated="4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</text:p>
          </table:table-cell>
          <table:table-cell/>
          <table:table-cell table:formula="of:=[$Results_25_36.Q4]" office:value-type="float" office:value="0.1087" calcext:value-type="float">
            <text:p>0.1087</text:p>
          </table:table-cell>
          <table:table-cell table:formula="of:=[$Results_25_36.Q8]" office:value-type="float" office:value="0.7166" calcext:value-type="float">
            <text:p>0.7166</text:p>
          </table:table-cell>
          <table:table-cell table:formula="of:=([.Q31]-0.2)*5/4" office:value-type="float" office:value="0.64575" calcext:value-type="float">
            <text:p>0.64575</text:p>
          </table:table-cell>
          <table:table-cell table:style-name="ce37" table:formula="of:=[$Results_25_36.Q9]" office:value-type="percentage" office:value="0.8761" calcext:value-type="percentage">
            <text:p>87.6%</text:p>
          </table:table-cell>
          <table:table-cell table:formula="of:=[$Results_25_36.Q14]" office:value-type="float" office:value="0.6373" calcext:value-type="float">
            <text:p>0.6373</text:p>
          </table:table-cell>
          <table:table-cell table:style-name="ce56" table:formula="of:=[$Results_25_36.Q15]" office:value-type="percentage" office:value="0.6473" calcext:value-type="percentage">
            <text:p>64.7%</text:p>
          </table:table-cell>
          <table:table-cell table:formula="of:=2*[.Q31]*[.T31]/([.Q31]+[.T31])" office:value-type="float" office:value="0.674627638673462" calcext:value-type="float">
            <text:p>0.6746</text:p>
          </table:table-cell>
          <table:table-cell table:formula="of:=2*[.R31]*[.T31]/([.R31]+[.T31])" office:value-type="float" office:value="0.641497174700908" calcext:value-type="float">
            <text:p>0.6415</text:p>
          </table:table-cell>
          <table:table-cell office:value-type="float" office:value="0.3716" calcext:value-type="float">
            <text:p>0.3716</text:p>
          </table:table-cell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formula="of:=([.Q33]-0.2)*5/4" office:value-type="float" office:value="-0.25" calcext:value-type="float">
            <text:p>-0.25</text:p>
          </table:table-cell>
          <table:table-cell table:number-columns-repeated="3"/>
          <table:table-cell table:formula="of:=2*[.Q33]*[.T33]/([.Q33]+[.T33])" office:value-type="string" office:string-value="" calcext:value-type="error">
            <text:p>#DIV/0!</text:p>
          </table:table-cell>
          <table:table-cell table:formula="of:=2*[.R33]*[.T33]/([.R33]+[.T33])" office:value-type="float" office:value="0" calcext:value-type="float">
            <text:p>0.0000</text:p>
          </table:table-cell>
          <table:table-cell/>
          <table:table-cell table:style-name="ce84" office:value-type="string" calcext:value-type="string" table:number-columns-spanned="1" table:number-rows-spanned="3">
            <text:p>Double step length</text:p>
          </table:table-cell>
          <table:table-cell table:number-columns-repeated="3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formula="of:=([.Q34]-0.2)*5/4" office:value-type="float" office:value="-0.25" calcext:value-type="float">
            <text:p>-0.25</text:p>
          </table:table-cell>
          <table:table-cell table:number-columns-repeated="3"/>
          <table:table-cell table:formula="of:=2*[.Q34]*[.T34]/([.Q34]+[.T34])" office:value-type="string" office:string-value="" calcext:value-type="error">
            <text:p>#DIV/0!</text:p>
          </table:table-cell>
          <table:table-cell table:formula="of:=2*[.R34]*[.T34]/([.R34]+[.T34])" office:value-type="float" office:value="0" calcext:value-type="float">
            <text:p>0.0000</text:p>
          </table:table-cell>
          <table:table-cell/>
          <table:covered-table-cell/>
          <table:table-cell table:number-columns-repeated="3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formula="of:=([.Q35]-0.2)*5/4" office:value-type="float" office:value="-0.25" calcext:value-type="float">
            <text:p>-0.25</text:p>
          </table:table-cell>
          <table:table-cell table:number-columns-repeated="3"/>
          <table:table-cell table:formula="of:=2*[.Q35]*[.T35]/([.Q35]+[.T35])" office:value-type="string" office:string-value="" calcext:value-type="error">
            <text:p>#DIV/0!</text:p>
          </table:table-cell>
          <table:table-cell table:formula="of:=2*[.R35]*[.T35]/([.R35]+[.T35])" office:value-type="float" office:value="0" calcext:value-type="float">
            <text:p>0.0000</text:p>
          </table:table-cell>
          <table:table-cell/>
          <table:covered-table-cell/>
          <table:table-cell table:number-columns-repeated="39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S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P1:'Experiment description'.P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R1:'Experiment description'.R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12" table:style-name="ta1">
        <table:table-column table:style-name="co24" table:default-cell-style-name="ce2"/>
        <table:table-column table:style-name="co23" table:number-columns-repeated="5" table:default-cell-style-name="ce84"/>
        <table:table-column table:style-name="co25" table:default-cell-style-name="ce84"/>
        <table:table-column table:style-name="co23" table:number-columns-repeated="5" table:default-cell-style-name="ce84"/>
        <table:table-column table:style-name="co25" table:default-cell-style-name="ce84"/>
        <table:table-column table:style-name="co23" table:number-columns-repeated="5" table:default-cell-style-name="ce84"/>
        <table:table-column table:style-name="co21" table:default-cell-style-name="ce84"/>
        <table:table-column table:style-name="co23" table:number-columns-repeated="45" table:default-cell-style-name="ce84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0256" calcext:value-type="float">
            <text:p>0.0256</text:p>
          </table:table-cell>
          <table:table-cell table:style-name="ce14" office:value-type="float" office:value="0.0488" calcext:value-type="float">
            <text:p>0.048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4444" calcext:value-type="float">
            <text:p>0.4444</text:p>
          </table:table-cell>
          <table:table-cell table:style-name="ce14" office:value-type="float" office:value="0.0513" calcext:value-type="float">
            <text:p>0.0513</text:p>
          </table:table-cell>
          <table:table-cell table:style-name="ce14" office:value-type="float" office:value="0.092" calcext:value-type="float">
            <text:p>0.0920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063" calcext:value-type="float">
            <text:p>0.8063</text:p>
          </table:table-cell>
          <table:table-cell table:style-name="ce14" office:value-type="float" office:value="0.7984" calcext:value-type="float">
            <text:p>0.7984</text:p>
          </table:table-cell>
          <table:table-cell table:style-name="ce14" office:value-type="float" office:value="0.8023" calcext:value-type="float">
            <text:p>0.802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411" calcext:value-type="float">
            <text:p>0.8411</text:p>
          </table:table-cell>
          <table:table-cell table:style-name="ce14" office:value-type="float" office:value="0.7849" calcext:value-type="float">
            <text:p>0.7849</text:p>
          </table:table-cell>
          <table:table-cell table:style-name="ce14" office:value-type="float" office:value="0.812" calcext:value-type="float">
            <text:p>0.812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443" calcext:value-type="float">
            <text:p>0.844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576" calcext:value-type="float">
            <text:p>0.8576</text:p>
          </table:table-cell>
          <table:table-cell table:style-name="ce14" office:value-type="float" office:value="0.8692" calcext:value-type="float">
            <text:p>0.8692</text:p>
          </table:table-cell>
          <table:table-cell table:style-name="ce14" office:value-type="float" office:value="0.8633" calcext:value-type="float">
            <text:p>0.863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647" calcext:value-type="float">
            <text:p>0.7647</text:p>
          </table:table-cell>
          <table:table-cell table:style-name="ce14" office:value-type="float" office:value="0.7521" calcext:value-type="float">
            <text:p>0.7521</text:p>
          </table:table-cell>
          <table:table-cell table:style-name="ce14" office:value-type="float" office:value="0.7583" calcext:value-type="float">
            <text:p>0.75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687" calcext:value-type="float">
            <text:p>0.6870</text:p>
          </table:table-cell>
          <table:table-cell table:style-name="ce14" office:value-type="float" office:value="0.7438" calcext:value-type="float">
            <text:p>0.7438</text:p>
          </table:table-cell>
          <table:table-cell table:style-name="ce14" office:value-type="float" office:value="0.7143" calcext:value-type="float">
            <text:p>0.714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83" calcext:value-type="float">
            <text:p>0.72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373" calcext:value-type="float">
            <text:p>0.7373</text:p>
          </table:table-cell>
          <table:table-cell table:style-name="ce14" office:value-type="float" office:value="0.7769" calcext:value-type="float">
            <text:p>0.7769</text:p>
          </table:table-cell>
          <table:table-cell table:style-name="ce14" office:value-type="float" office:value="0.7565" calcext:value-type="float">
            <text:p>0.756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851" calcext:value-type="float">
            <text:p>0.8851</text:p>
          </table:table-cell>
          <table:table-cell table:style-name="ce14" office:value-type="float" office:value="0.9133" calcext:value-type="float">
            <text:p>0.9133</text:p>
          </table:table-cell>
          <table:table-cell table:style-name="ce14" office:value-type="float" office:value="0.899" calcext:value-type="float">
            <text:p>0.8990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776" calcext:value-type="float">
            <text:p>0.8776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17" calcext:value-type="float">
            <text:p>0.901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909" calcext:value-type="float">
            <text:p>0.8909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87" calcext:value-type="float">
            <text:p>0.908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9088" calcext:value-type="float">
            <text:p>0.9088</text:p>
          </table:table-cell>
          <table:table-cell table:style-name="ce14" office:value-type="float" office:value="0.9259" calcext:value-type="float">
            <text:p>0.9259</text:p>
          </table:table-cell>
          <table:table-cell table:style-name="ce14" office:value-type="float" office:value="0.9173" calcext:value-type="float">
            <text:p>0.9173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14" calcext:value-type="float">
            <text:p>0.691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6661" calcext:value-type="float">
            <text:p>0.666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706" calcext:value-type="float">
            <text:p>0.7060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909" calcext:value-type="percentage">
            <text:p>89.1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table:style-name="ce15" office:value-type="float" office:value="0.7575" calcext:value-type="float">
            <text:p>0.7575</text:p>
          </table:table-cell>
          <table:table-cell table:style-name="ce15" office:value-type="float" office:value="0.4872" calcext:value-type="float">
            <text:p>0.4872</text:p>
          </table:table-cell>
          <table:table-cell table:style-name="ce14" office:value-type="float" office:value="0.593" calcext:value-type="float">
            <text:p>0.593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6266" calcext:value-type="float">
            <text:p>0.626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2" office:value-type="float" office:value="0.7143" calcext:value-type="float">
            <text:p>0.7143</text:p>
          </table:table-cell>
          <table:table-cell table:style-name="ce2" office:value-type="float" office:value="0.5235" calcext:value-type="float">
            <text:p>0.5235</text:p>
          </table:table-cell>
          <table:table-cell table:style-name="ce2" office:value-type="float" office:value="0.6042" calcext:value-type="float">
            <text:p>0.604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table:style-name="ce15" office:value-type="float" office:value="0.6471" calcext:value-type="float">
            <text:p>0.6471</text:p>
          </table:table-cell>
          <table:table-cell table:style-name="ce15" office:value-type="float" office:value="0.8577" calcext:value-type="float">
            <text:p>0.8577</text:p>
          </table:table-cell>
          <table:table-cell table:style-name="ce15" office:value-type="float" office:value="0.7376" calcext:value-type="float">
            <text:p>0.73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056" calcext:value-type="float">
            <text:p>0.705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2" office:value-type="float" office:value="0.6505" calcext:value-type="float">
            <text:p>0.6505</text:p>
          </table:table-cell>
          <table:table-cell table:style-name="ce2" office:value-type="float" office:value="0.809" calcext:value-type="float">
            <text:p>0.809</text:p>
          </table:table-cell>
          <table:table-cell table:style-name="ce2" office:value-type="float" office:value="0.7211" calcext:value-type="float">
            <text:p>0.7211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222" calcext:value-type="float">
            <text:p>0.6222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53" calcext:value-type="float">
            <text:p>0.665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56" calcext:value-type="float">
            <text:p>0.685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7" calcext:value-type="float">
            <text:p>0.6627</text:p>
          </table:table-cell>
          <table:table-cell table:style-name="ce23"/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6798" calcext:value-type="float">
            <text:p>0.679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81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1" calcext:value-type="percentage">
            <text:p>67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73" calcext:value-type="percentage">
            <text:p>67.3%</text:p>
          </table:table-cell>
          <table:table-cell table:style-name="ce24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" calcext:value-type="float">
            <text:p>0.651</text:p>
          </table:table-cell>
          <table:table-cell table:style-name="ce23"/>
          <table:table-cell table:number-columns-repeated="40"/>
        </table:table-row>
        <table:table-row table:style-name="ro2">
          <table:table-cell table:number-columns-repeated="19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 table:number-columns-repeated="40"/>
        </table:table-row>
        <table:table-row table:style-name="ro3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6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8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22" calcext:value-type="float">
            <text:p>0.2200</text:p>
          </table:table-cell>
          <table:table-cell table:style-name="ce14" office:value-type="float" office:value="0.141" calcext:value-type="float">
            <text:p>0.1410</text:p>
          </table:table-cell>
          <table:table-cell table:style-name="ce14" office:value-type="float" office:value="0.1719" calcext:value-type="float">
            <text:p>0.171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51" calcext:value-type="float">
            <text:p>0.205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86" calcext:value-type="float">
            <text:p>0.1386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516" calcext:value-type="float">
            <text:p>0.851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508" calcext:value-type="float">
            <text:p>0.850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573" calcext:value-type="float">
            <text:p>0.857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555" calcext:value-type="float">
            <text:p>0.7555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6944" calcext:value-type="float">
            <text:p>0.694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179" calcext:value-type="float">
            <text:p>0.717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73" calcext:value-type="float">
            <text:p>0.907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5675" calcext:value-type="float">
            <text:p>0.5675</text:p>
          </table:table-cell>
          <table:table-cell table:style-name="ce25" office:value-type="float" office:value="1" calcext:value-type="float">
            <text:p>1.0000</text:p>
          </table:table-cell>
          <table:table-cell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61" calcext:value-type="float">
            <text:p>0.906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05" calcext:value-type="float">
            <text:p>0.9005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7372" calcext:value-type="float">
            <text:p>0.737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1448" calcext:value-type="float">
            <text:p>0.1448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13" calcext:value-type="float">
            <text:p>0.73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29" calcext:value-type="float">
            <text:p>0.7229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7" calcext:value-type="percentage">
            <text:p>87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39" calcext:value-type="percentage">
            <text:p>87.4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" calcext:value-type="percentage">
            <text:p>86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 table:style-name="ce2"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972" calcext:value-type="float">
            <text:p>0.597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821" calcext:value-type="float">
            <text:p>0.5821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039" calcext:value-type="float">
            <text:p>0.6039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729" calcext:value-type="float">
            <text:p>0.572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6959" calcext:value-type="float">
            <text:p>0.69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42" calcext:value-type="float">
            <text:p>0.74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6903" calcext:value-type="float">
            <text:p>0.690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041" calcext:value-type="float">
            <text:p>0.7041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65" calcext:value-type="float">
            <text:p>0.646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" calcext:value-type="float">
            <text:p>0.662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71" calcext:value-type="float">
            <text:p>0.64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85" calcext:value-type="float">
            <text:p>0.638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809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24" calcext:value-type="percentage">
            <text:p>65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04" calcext:value-type="percentage">
            <text:p>65.0%</text:p>
          </table:table-cell>
          <table:table-cell table:style-name="ce24"/>
          <table:table-cell table:number-columns-repeated="40"/>
        </table:table-row>
        <table:table-row table:style-name="ro3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9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1941" calcext:value-type="float">
            <text:p>0.1941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297" calcext:value-type="float">
            <text:p>0.2297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3" calcext:value-type="float">
            <text:p>0.8563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67" calcext:value-type="float">
            <text:p>0.067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492" calcext:value-type="float">
            <text:p>0.8492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423" calcext:value-type="float">
            <text:p>0.7423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817" calcext:value-type="float">
            <text:p>0.081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7249" calcext:value-type="float">
            <text:p>0.724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7" calcext:value-type="float">
            <text:p>0.8967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table:style-name="Default" office:value-type="float" office:value="0.5675" calcext:value-type="float">
            <text:p>0.56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548" calcext:value-type="float">
            <text:p>0.754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1" calcext:value-type="float">
            <text:p>0.8961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1448" calcext:value-type="float">
            <text:p>0.144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807" calcext:value-type="float">
            <text:p>0.3807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" calcext:value-type="float">
            <text:p>0.7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42" calcext:value-type="percentage">
            <text:p>86.4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279" calcext:value-type="percentage">
            <text:p>62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9" calcext:value-type="percentage">
            <text:p>86.4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 table:style-name="ce2"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2" calcext:value-type="float">
            <text:p>0.62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84" calcext:value-type="float">
            <text:p>0.58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798" calcext:value-type="float">
            <text:p>0.5798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22" calcext:value-type="float">
            <text:p>0.72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5229" calcext:value-type="float">
            <text:p>0.5229</text:p>
          </table:table-cell>
          <table:table-cell office:value-type="float" office:value="1" calcext:value-type="float">
            <text:p>1</text:p>
          </table:table-cell>
          <table:table-cell office:value-type="float" office:value="0.6867" calcext:value-type="float">
            <text:p>0.68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7557" calcext:value-type="float">
            <text:p>0.755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7388" calcext:value-type="float">
            <text:p>0.738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" calcext:value-type="float">
            <text:p>0.671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434" calcext:value-type="float">
            <text:p>0.343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98" calcext:value-type="float">
            <text:p>0.669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93" calcext:value-type="float">
            <text:p>0.6593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5229" calcext:value-type="percentage">
            <text:p>5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79" calcext:value-type="percentage">
            <text:p>67.8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3_24" table:style-name="ta1"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45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094" calcext:value-type="float">
            <text:p>0.209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229" calcext:value-type="float">
            <text:p>0.22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772" calcext:value-type="float">
            <text:p>0.1772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18" calcext:value-type="float">
            <text:p>0.1818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56" calcext:value-type="float">
            <text:p>0.85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374" calcext:value-type="float">
            <text:p>0.837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33" calcext:value-type="float">
            <text:p>0.833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55" calcext:value-type="float">
            <text:p>0.855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7611" calcext:value-type="float">
            <text:p>0.7611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739" calcext:value-type="float">
            <text:p>0.73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8" calcext:value-type="float">
            <text:p>0.68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234" calcext:value-type="float">
            <text:p>0.72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25" calcext:value-type="float">
            <text:p>0.62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193" calcext:value-type="float">
            <text:p>0.7193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991" calcext:value-type="float">
            <text:p>0.899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841" calcext:value-type="float">
            <text:p>0.88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49" calcext:value-type="float">
            <text:p>0.894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51" calcext:value-type="float">
            <text:p>0.745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24" calcext:value-type="float">
            <text:p>0.732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504" calcext:value-type="percentage">
            <text:p>85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21" calcext:value-type="percentage">
            <text:p>86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9" calcext:value-type="percentage">
            <text:p>87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237" calcext:value-type="float">
            <text:p>0.623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194" calcext:value-type="float">
            <text:p>0.619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847" calcext:value-type="float">
            <text:p>0.584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869" calcext:value-type="float">
            <text:p>0.586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72" calcext:value-type="float">
            <text:p>0.72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6853" calcext:value-type="float">
            <text:p>0.685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658" calcext:value-type="float">
            <text:p>0.658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99" calcext:value-type="float">
            <text:p>0.6599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8" calcext:value-type="float">
            <text:p>0.671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23" calcext:value-type="float">
            <text:p>0.652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13" calcext:value-type="float">
            <text:p>0.62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34" calcext:value-type="float">
            <text:p>0.623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55" calcext:value-type="percentage">
            <text:p>65.6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49" calcext:value-type="percentage">
            <text:p>62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69" calcext:value-type="percentage">
            <text:p>62.7%</text:p>
          </table:table-cell>
          <table:table-cell table:style-name="ce24"/>
          <table:table-cell table:number-columns-repeated="40"/>
        </table:table-row>
        <table:table-row table:style-name="ro3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018" calcext:value-type="float">
            <text:p>0.201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474" calcext:value-type="float">
            <text:p>0.147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95" calcext:value-type="float">
            <text:p>0.159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4" calcext:value-type="float">
            <text:p>0.14</text:p>
          </table:table-cell>
          <table:table-cell office:value-type="float" office:value="0.359" calcext:value-type="float">
            <text:p>0.359</text:p>
          </table:table-cell>
          <table:table-cell office:value-type="float" office:value="0.2014" calcext:value-type="float">
            <text:p>0.2014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495" calcext:value-type="float">
            <text:p>0.8495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642" calcext:value-type="float">
            <text:p>0.864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03" calcext:value-type="float">
            <text:p>0.860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806" calcext:value-type="float">
            <text:p>0.7806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7377" calcext:value-type="float">
            <text:p>0.737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68" calcext:value-type="float">
            <text:p>0.746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49" calcext:value-type="float">
            <text:p>0.704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6005" calcext:value-type="float">
            <text:p>0.600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5" calcext:value-type="float">
            <text:p>0.912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5" calcext:value-type="float">
            <text:p>0.901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646" calcext:value-type="float">
            <text:p>0.864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9" calcext:value-type="float">
            <text:p>0.73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42" calcext:value-type="float">
            <text:p>0.734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2" calcext:value-type="float">
            <text:p>0.72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95" calcext:value-type="float">
            <text:p>0.689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4" calcext:value-type="percentage">
            <text:p>87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879" calcext:value-type="percentage">
            <text:p>88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21" calcext:value-type="percentage">
            <text:p>87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076" calcext:value-type="percentage">
            <text:p>80.8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55" calcext:value-type="float">
            <text:p>0.585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056" calcext:value-type="float">
            <text:p>0.605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7" calcext:value-type="float">
            <text:p>0.627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12" calcext:value-type="float">
            <text:p>0.611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5897" calcext:value-type="float">
            <text:p>0.5897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23" calcext:value-type="float">
            <text:p>0.652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973" calcext:value-type="float">
            <text:p>0.697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616" calcext:value-type="float">
            <text:p>0.661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" calcext:value-type="float">
            <text:p>0.648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7537" calcext:value-type="float">
            <text:p>0.7537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189" calcext:value-type="float">
            <text:p>0.618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5" calcext:value-type="float">
            <text:p>0.651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64" calcext:value-type="float">
            <text:p>0.636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7" calcext:value-type="float">
            <text:p>0.6717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18" calcext:value-type="percentage">
            <text:p>62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75" calcext:value-type="percentage">
            <text:p>65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81" calcext:value-type="percentage">
            <text:p>63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1" calcext:value-type="float">
            <text:p>0.130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325" calcext:value-type="float">
            <text:p>0.132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791" calcext:value-type="float">
            <text:p>0.179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table:number-columns-repeated="3"/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64" calcext:value-type="float">
            <text:p>0.836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8" calcext:value-type="float">
            <text:p>0.849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401" calcext:value-type="float">
            <text:p>0.8401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5" table:number-columns-repeated="3"/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273" calcext:value-type="float">
            <text:p>0.727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7224" calcext:value-type="float">
            <text:p>0.722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562" calcext:value-type="float">
            <text:p>0.562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686" calcext:value-type="float">
            <text:p>0.686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5" table:number-columns-repeated="3"/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4" calcext:value-type="float">
            <text:p>0.9014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69" calcext:value-type="float">
            <text:p>0.896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81" calcext:value-type="float">
            <text:p>0.898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5" table:number-columns-repeated="3"/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9" calcext:value-type="float">
            <text:p>0.71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03" calcext:value-type="float">
            <text:p>0.720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06" calcext:value-type="float">
            <text:p>0.720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9" calcext:value-type="percentage">
            <text:p>86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5" calcext:value-type="percentage">
            <text:p>86.7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1" calcext:value-type="percentage">
            <text:p>86.3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201" calcext:value-type="float">
            <text:p>0.6201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75" calcext:value-type="float">
            <text:p>0.607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115" calcext:value-type="float">
            <text:p>0.611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15" table:number-columns-repeated="2"/>
          <table:table-cell table:style-name="ce14"/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6255" calcext:value-type="float">
            <text:p>0.6255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59" calcext:value-type="float">
            <text:p>0.6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862" calcext:value-type="float">
            <text:p>0.6862</text:p>
          </table:table-cell>
          <table:table-cell office:value-type="float" office:value="0.6667" calcext:value-type="float">
            <text:p>0.66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15" table:number-columns-repeated="3"/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28" calcext:value-type="float">
            <text:p>0.622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33" calcext:value-type="float">
            <text:p>0.633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91" calcext:value-type="float">
            <text:p>0.639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28" calcext:value-type="percentage">
            <text:p>6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51" calcext:value-type="percentage">
            <text:p>63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12" calcext:value-type="percentage">
            <text:p>64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 table:number-columns-repeated="4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25_36" table:style-name="ta1">
        <office:forms form:automatic-focus="false" form:apply-design-mode="false"/>
        <table:table-column table:style-name="co13" table:default-cell-style-name="ce2"/>
        <table:table-column table:style-name="co23" table:number-columns-repeated="5" table:default-cell-style-name="ce2"/>
        <table:table-column table:style-name="co13" table:default-cell-style-name="ce2"/>
        <table:table-column table:style-name="co23" table:number-columns-repeated="5" table:default-cell-style-name="ce2"/>
        <table:table-column table:style-name="co13" table:default-cell-style-name="ce2"/>
        <table:table-column table:style-name="co23" table:number-columns-repeated="5" table:default-cell-style-name="ce2"/>
        <table:table-column table:style-name="co13" table:default-cell-style-name="ce2"/>
        <table:table-column table:style-name="co23" table:number-columns-repeated="45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65" calcext:value-type="float">
            <text:p>0.156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71" calcext:value-type="float">
            <text:p>0.047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087" calcext:value-type="float">
            <text:p>0.1087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472" calcext:value-type="float">
            <text:p>0.847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8038" calcext:value-type="float">
            <text:p>0.8038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886" calcext:value-type="float">
            <text:p>0.6886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6834" calcext:value-type="float">
            <text:p>0.68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218" calcext:value-type="float">
            <text:p>0.721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005" calcext:value-type="float">
            <text:p>0.700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16" calcext:value-type="float">
            <text:p>0.901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068" calcext:value-type="float">
            <text:p>0.906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3" calcext:value-type="float">
            <text:p>0.905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8912" calcext:value-type="float">
            <text:p>0.8912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71" calcext:value-type="float">
            <text:p>0.71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52" calcext:value-type="float">
            <text:p>0.69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66" calcext:value-type="float">
            <text:p>0.716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791" calcext:value-type="float">
            <text:p>0.6791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1" calcext:value-type="percentage">
            <text:p>87.5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1" calcext:value-type="percentage">
            <text:p>87.6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565" calcext:value-type="percentage">
            <text:p>85.7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5848" calcext:value-type="float">
            <text:p>0.5848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6141" calcext:value-type="float">
            <text:p>0.6141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77" calcext:value-type="float">
            <text:p>0.57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178" calcext:value-type="float">
            <text:p>0.8178</text:p>
          </table:table-cell>
          <table:table-cell office:value-type="float" office:value="0.4509" calcext:value-type="float">
            <text:p>0.4509</text:p>
          </table:table-cell>
          <table:table-cell office:value-type="float" office:value="0.5813" calcext:value-type="float">
            <text:p>0.5813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334" calcext:value-type="float">
            <text:p>0.6334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7" calcext:value-type="float">
            <text:p>0.647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6465" calcext:value-type="float">
            <text:p>0.6465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6976" calcext:value-type="float">
            <text:p>0.69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754" calcext:value-type="float">
            <text:p>0.754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091" calcext:value-type="float">
            <text:p>0.609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03" calcext:value-type="float">
            <text:p>0.630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73" calcext:value-type="float">
            <text:p>0.637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77" calcext:value-type="float">
            <text:p>0.6677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106" calcext:value-type="percentage">
            <text:p>61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1" calcext:value-type="percentage">
            <text:p>63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73" calcext:value-type="percentage">
            <text:p>64.7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01" calcext:value-type="percentage">
            <text:p>69.0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number-columns-repeated="3"/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/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/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table:number-columns-repeated="3"/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table:number-columns-repeated="3"/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/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/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5" table:number-columns-repeated="3"/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table:number-columns-repeated="3"/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/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/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5" table:number-columns-repeated="3"/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table:number-columns-repeated="3"/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number-columns-repeated="3"/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number-columns-repeated="3"/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5" table:number-columns-repeated="3"/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table:number-columns-repeated="3"/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number-columns-repeated="3"/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number-columns-repeated="3"/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15" table:number-columns-repeated="2"/>
          <table:table-cell table:style-name="ce14"/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table:number-columns-repeated="3"/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number-columns-repeated="3"/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number-columns-repeated="3"/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15" table:number-columns-repeated="3"/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number-columns-repeated="3"/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/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/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table:number-columns-repeated="3"/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table:number-columns-repeated="3"/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/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/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5" table:number-columns-repeated="3"/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table:number-columns-repeated="3"/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/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/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5" table:number-columns-repeated="3"/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table:number-columns-repeated="3"/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number-columns-repeated="3"/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number-columns-repeated="3"/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5" table:number-columns-repeated="3"/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table:number-columns-repeated="3"/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number-columns-repeated="3"/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number-columns-repeated="3"/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15" table:number-columns-repeated="2"/>
          <table:table-cell table:style-name="ce14"/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table:number-columns-repeated="3"/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number-columns-repeated="3"/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number-columns-repeated="3"/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15" table:number-columns-repeated="3"/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 table:number-columns-repeated="40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20"/>
          <table:table-cell table:style-name="Default"/>
          <table:table-cell table:number-columns-repeated="43"/>
        </table:table-row>
        <table:table-row table:style-name="ro2" table:number-rows-repeated="104851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1:34:46.6108879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0-11-03T12:13:45.099731622</dc:date>
    <meta:editing-duration>PT8H26M</meta:editing-duration>
    <meta:editing-cycles>62</meta:editing-cycles>
    <meta:generator>LibreOffice/6.4.6.2$Linux_X86_64 LibreOffice_project/40$Build-2</meta:generator>
    <meta:document-statistic meta:table-count="4" meta:cell-count="2443" meta:object-count="0"/>
  </office:meta>
</office:document-meta>
</file>